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/>
    <style:style style:name="P5" style:parent-style-name="Standarduser" style:family="paragraph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 fo:font-size="14pt" style:font-size-asian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weight="bold" style:font-weight-asian="bold" fo:font-size="14pt" style:font-size-asian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P11" style:parent-style-name="Standarduser" style:family="paragraph">
      <style:text-properties fo:font-weight="bold" style:font-weight-asian="bold" fo:font-size="14pt" style:font-size-asian="14pt"/>
    </style:style>
    <style:style style:name="T12" style:parent-style-name="Fuentedepárrafopredeter." style:family="text">
      <style:text-properties fo:font-weight="bold" style:font-weight-asian="bold" fo:font-size="14pt" style:font-size-asian="14pt"/>
    </style:style>
    <style:style style:name="T13" style:parent-style-name="Fuentedepárrafopredeter." style:family="text">
      <style:text-properties fo:font-weight="bold" style:font-weight-asian="bold" fo:font-size="14pt" style:font-size-asian="14pt"/>
    </style:style>
    <style:style style:name="T14" style:parent-style-name="Fuentedepárrafopredeter." style:family="text">
      <style:text-properties fo:font-size="14pt" style:font-size-asian="14pt"/>
    </style:style>
    <style:style style:name="T15" style:parent-style-name="Fuentedepárrafopredeter." style:family="text">
      <style:text-properties fo:font-weight="bold" style:font-weight-asian="bold" fo:font-size="14pt" style:font-size-asian="14pt"/>
    </style:style>
    <style:style style:name="T16" style:parent-style-name="Fuentedepárrafopredeter." style:family="text">
      <style:text-properties fo:color="#000000" fo:font-size="14pt" style:font-size-asian="14pt"/>
    </style:style>
    <style:style style:name="T17" style:parent-style-name="Fuentedepárrafopredeter." style:family="text">
      <style:text-properties fo:color="#000000" fo:font-size="14pt" style:font-size-asian="14pt"/>
    </style:style>
    <style:style style:name="T18" style:parent-style-name="Fuentedepárrafopredeter." style:family="text">
      <style:text-properties fo:font-weight="bold" style:font-weight-asian="bold" fo:font-size="14pt" style:font-size-asian="14pt"/>
    </style:style>
    <style:style style:name="T19" style:parent-style-name="Fuentedepárrafopredeter." style:family="text">
      <style:text-properties fo:font-weight="bold" style:font-weight-asian="bold" fo:color="#000000" fo:font-size="14pt" style:font-size-asian="14pt"/>
    </style:style>
    <style:style style:name="T20" style:parent-style-name="Fuentedepárrafopredeter." style:family="text">
      <style:text-properties fo:color="#000000" fo:font-size="14pt" style:font-size-asian="14pt"/>
    </style:style>
    <style:style style:name="T21" style:parent-style-name="Fuentedepárrafopredeter." style:family="text">
      <style:text-properties fo:color="#000000" fo:font-size="14pt" style:font-size-asian="14pt"/>
    </style:style>
    <style:style style:name="P22" style:parent-style-name="Standarduser" style:family="paragraph">
      <style:text-properties fo:font-weight="bold" style:font-weight-asian="bold" fo:font-size="14pt" style:font-size-asian="14pt"/>
    </style:style>
    <style:style style:name="T23" style:parent-style-name="Fuentedepárrafopredeter." style:family="text">
      <style:text-properties fo:font-weight="bold" style:font-weight-asian="bold" fo:font-size="14pt" style:font-size-asian="14pt"/>
    </style:style>
    <style:style style:name="P24" style:parent-style-name="Standarduser" style:family="paragraph">
      <style:text-properties fo:font-size="14pt" style:font-size-asian="14pt" style:font-size-complex="14pt"/>
    </style:style>
    <style:style style:name="T25" style:parent-style-name="Fuentedepárrafopredeter." style:family="text">
      <style:text-properties fo:font-weight="bold" style:font-weight-asian="bold" fo:font-size="14pt" style:font-size-asian="14pt"/>
    </style:style>
    <style:style style:name="T26" style:parent-style-name="Fuentedepárrafopredeter." style:family="text">
      <style:text-properties fo:font-weight="bold" style:font-weight-asian="bold" fo:font-size="14pt" style:font-size-asian="14pt"/>
    </style:style>
    <style:style style:name="P27" style:parent-style-name="Standarduser" style:family="paragraph">
      <style:text-properties fo:font-size="14pt" style:font-size-asian="14pt" style:font-size-complex="14pt"/>
    </style:style>
    <style:style style:name="T28" style:parent-style-name="Fuentedepárrafopredeter." style:family="text">
      <style:text-properties fo:font-weight="bold" style:font-weight-asian="bold" fo:font-size="14pt" style:font-size-asian="14pt"/>
    </style:style>
    <style:style style:name="T29" style:parent-style-name="Fuentedepárrafopredeter." style:family="text">
      <style:text-properties fo:font-weight="bold" style:font-weight-asian="bold" fo:font-size="14pt" style:font-size-asian="14pt"/>
    </style:style>
    <style:style style:name="P30" style:parent-style-name="Standarduser" style:family="paragraph">
      <style:text-properties fo:font-weight="bold" style:font-weight-asian="bold"/>
    </style:style>
    <style:style style:name="P31" style:parent-style-name="Standarduser" style:family="paragraph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 fo:font-size="14pt" style:font-size-asian="14pt"/>
    </style:style>
    <style:style style:name="T33" style:parent-style-name="Fuentedepárrafopredeter." style:family="text">
      <style:text-properties fo:color="#FF0000" fo:font-size="14pt" style:font-size-asian="14pt"/>
    </style:style>
    <style:style style:name="T34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35" style:parent-style-name="Fuentedepárrafopredeter." style:family="text">
      <style:text-properties fo:color="#FF0000" fo:font-size="14pt" style:font-size-asian="14pt"/>
    </style:style>
    <style:style style:name="P36" style:parent-style-name="Standarduser" style:family="paragraph">
      <style:text-properties fo:color="#FF0000" fo:font-size="14pt" style:font-size-asian="14pt"/>
    </style:style>
    <style:style style:name="TableColumn38" style:family="table-column">
      <style:table-column-properties style:column-width="1.0131in" style:use-optimal-column-width="false"/>
    </style:style>
    <style:style style:name="TableColumn39" style:family="table-column">
      <style:table-column-properties style:column-width="0.9555in" style:use-optimal-column-width="false"/>
    </style:style>
    <style:style style:name="TableColumn40" style:family="table-column">
      <style:table-column-properties style:column-width="1.0826in" style:use-optimal-column-width="false"/>
    </style:style>
    <style:style style:name="TableColumn41" style:family="table-column">
      <style:table-column-properties style:column-width="4.627in" style:use-optimal-column-width="false"/>
    </style:style>
    <style:style style:name="Table37" style:family="table">
      <style:table-properties style:width="7.6784in" fo:margin-left="-0.5944in" table:align="left"/>
    </style:style>
    <style:style style:name="TableRow42" style:family="table-row">
      <style:table-row-properties style:min-row-height="0.7083in" style:use-optimal-row-height="false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45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P47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P49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2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3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56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57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user" style:family="paragraph">
      <style:paragraph-properties fo:margin-bottom="0in" fo:line-height="100%"/>
    </style:style>
    <style:style style:name="P63" style:parent-style-name="Standarduser" style:family="paragraph">
      <style:paragraph-properties fo:margin-bottom="0in" fo:line-height="100%"/>
    </style:style>
    <style:style style:name="P64" style:parent-style-name="Standarduser" style:family="paragraph">
      <style:paragraph-properties fo:margin-bottom="0in" fo:line-height="100%"/>
    </style:style>
    <style:style style:name="P65" style:parent-style-name="Standarduser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P67" style:parent-style-name="Standarduser" style:family="paragraph">
      <style:paragraph-properties fo:margin-bottom="0in" fo:line-height="100%"/>
    </style:style>
    <style:style style:name="P68" style:parent-style-name="Standarduser" style:family="paragraph">
      <style:paragraph-properties fo:margin-bottom="0in" fo:line-height="100%"/>
    </style:style>
    <style:style style:name="P69" style:parent-style-name="Standarduser" style:family="paragraph">
      <style:paragraph-properties fo:margin-bottom="0in" fo:line-height="100%"/>
    </style:style>
    <style:style style:name="P70" style:parent-style-name="Standarduser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84in" fo:padding-bottom="0in" fo:padding-right="0.075in"/>
    </style:style>
    <style:style style:name="P72" style:parent-style-name="Standarduser" style:family="paragraph">
      <style:paragraph-properties fo:margin-bottom="0in" fo:line-height="100%"/>
    </style:style>
    <style:style style:name="P73" style:parent-style-name="Párrafodelista" style:family="paragraph">
      <style:paragraph-properties fo:margin-bottom="0in" fo:line-height="100%"/>
    </style:style>
    <style:style style:name="P74" style:parent-style-name="Párrafodelista" style:family="paragraph">
      <style:paragraph-properties fo:margin-bottom="0in" fo:line-height="100%"/>
    </style:style>
    <style:style style:name="P75" style:parent-style-name="Párrafodelista" style:family="paragraph">
      <style:paragraph-properties fo:margin-bottom="0in" fo:line-height="100%"/>
    </style:style>
    <style:style style:name="P76" style:parent-style-name="Párrafodelista" style:family="paragraph">
      <style:paragraph-properties fo:margin-bottom="0in" fo:line-height="100%"/>
    </style:style>
    <style:style style:name="TableRow77" style:family="table-row">
      <style:table-row-properties style:min-row-height="2.8118in" style:use-optimal-row-height="false"/>
    </style:style>
    <style:style style:name="TableCell78" style:family="table-cell">
      <style:table-cell-properties fo:border="0.0069in solid #000000" style:writing-mode="lr-tb" fo:padding-top="0in" fo:padding-left="0.0784in" fo:padding-bottom="0in" fo:padding-right="0.075in"/>
    </style:style>
    <style:style style:name="P79" style:parent-style-name="Standarduser" style:family="paragraph">
      <style:paragraph-properties fo:margin-bottom="0in" fo:line-height="100%"/>
    </style:style>
    <style:style style:name="P80" style:parent-style-name="Standarduser" style:family="paragraph">
      <style:paragraph-properties fo:margin-bottom="0in" fo:line-height="100%"/>
    </style:style>
    <style:style style:name="P81" style:parent-style-name="Standarduser" style:family="paragraph">
      <style:paragraph-properties fo:margin-bottom="0in" fo:line-height="100%"/>
    </style:style>
    <style:style style:name="P82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user" style:family="paragraph">
      <style:paragraph-properties fo:margin-bottom="0in" fo:line-height="100%"/>
    </style:style>
    <style:style style:name="P85" style:parent-style-name="Standarduser" style:family="paragraph">
      <style:paragraph-properties fo:margin-bottom="0in" fo:line-height="100%"/>
    </style:style>
    <style:style style:name="P86" style:parent-style-name="Standarduser" style:family="paragraph">
      <style:paragraph-properties fo:margin-bottom="0in" fo:line-height="100%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user" style:family="paragraph">
      <style:paragraph-properties fo:margin-bottom="0in" fo:line-height="100%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84in" fo:padding-bottom="0in" fo:padding-right="0.075in"/>
    </style:style>
    <style:style style:name="P95" style:parent-style-name="Standarduser" style:family="paragraph">
      <style:paragraph-properties fo:margin-bottom="0in" fo:line-height="100%"/>
    </style:style>
    <style:style style:name="P96" style:parent-style-name="Standarduser" style:family="paragraph">
      <style:paragraph-properties fo:margin-bottom="0in" fo:line-height="100%"/>
    </style:style>
    <style:style style:name="P97" style:parent-style-name="Standarduser" style:family="paragraph">
      <style:paragraph-properties fo:margin-bottom="0in" fo:line-height="100%"/>
    </style:style>
    <style:style style:name="P98" style:parent-style-name="Standarduser" style:family="paragraph">
      <style:paragraph-properties fo:margin-bottom="0in" fo:line-height="100%"/>
    </style:style>
    <style:style style:name="P99" style:parent-style-name="Standarduser" style:family="paragraph">
      <style:paragraph-properties fo:margin-bottom="0in" fo:line-height="100%"/>
    </style:style>
    <style:style style:name="P100" style:parent-style-name="Standarduser" style:family="paragraph">
      <style:paragraph-properties fo:margin-bottom="0in" fo:line-height="100%"/>
    </style:style>
    <style:style style:name="P101" style:parent-style-name="Standarduser" style:family="paragraph">
      <style:paragraph-properties fo:margin-bottom="0in" fo:line-height="100%"/>
    </style:style>
    <style:style style:name="P102" style:parent-style-name="Standarduser" style:family="paragraph">
      <style:paragraph-properties fo:margin-bottom="0in" fo:line-height="100%"/>
    </style:style>
    <style:style style:name="P103" style:parent-style-name="Standarduser" style:family="paragraph">
      <style:paragraph-properties fo:margin-bottom="0in" fo:line-height="100%"/>
    </style:style>
    <style:style style:name="P104" style:parent-style-name="Standarduser" style:family="paragraph">
      <style:paragraph-properties fo:margin-bottom="0in" fo:line-height="100%"/>
    </style:style>
    <style:style style:name="P105" style:parent-style-name="Standarduser" style:family="paragraph">
      <style:paragraph-properties fo:margin-bottom="0in" fo:line-height="100%"/>
    </style:style>
    <style:style style:name="P106" style:parent-style-name="Standarduser" style:family="paragraph">
      <style:paragraph-properties fo:margin-bottom="0in"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P112" style:parent-style-name="Standarduser" style:family="paragraph">
      <style:paragraph-properties fo:margin-bottom="0in" fo:line-height="100%"/>
    </style:style>
    <style:style style:name="P113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1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user" style:family="paragraph">
      <style:paragraph-properties fo:margin-bottom="0in" fo:line-height="100%"/>
    </style:style>
    <style:style style:name="P117" style:parent-style-name="Standarduser" style:family="paragraph">
      <style:paragraph-properties fo:margin-bottom="0in" fo:line-height="100%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</style:style>
    <style:style style:name="P120" style:parent-style-name="Standarduser" style:family="paragraph">
      <style:paragraph-properties fo:margin-bottom="0in" fo:line-height="100%"/>
    </style:style>
    <style:style style:name="P121" style:parent-style-name="Standarduser" style:family="paragraph">
      <style:paragraph-properties fo:margin-bottom="0in" fo:line-height="100%"/>
    </style:style>
    <style:style style:name="P122" style:parent-style-name="Standarduser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user" style:family="paragraph">
      <style:paragraph-properties fo:margin-bottom="0in" fo:line-height="100%"/>
    </style:style>
    <style:style style:name="P125" style:parent-style-name="Standarduser" style:family="paragraph">
      <style:paragraph-properties fo:margin-bottom="0in" fo:line-height="100%"/>
    </style:style>
    <style:style style:name="P126" style:parent-style-name="Standarduser" style:family="paragraph">
      <style:paragraph-properties fo:margin-bottom="0in" fo:line-height="100%"/>
    </style:style>
    <style:style style:name="P127" style:parent-style-name="Standarduser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user" style:family="paragraph">
      <style:paragraph-properties fo:margin-bottom="0in" fo:line-height="100%"/>
    </style:style>
    <style:style style:name="P130" style:parent-style-name="Standarduser" style:family="paragraph">
      <style:paragraph-properties fo:margin-bottom="0in" fo:line-height="100%"/>
    </style:style>
    <style:style style:name="P131" style:parent-style-name="Standarduser" style:family="paragraph">
      <style:paragraph-properties fo:margin-bottom="0in" fo:line-height="100%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user" style:family="paragraph">
      <style:paragraph-properties fo:margin-bottom="0in" fo:line-height="100%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40" style:parent-style-name="Standarduser" style:family="paragraph">
      <style:paragraph-properties fo:margin-bottom="0in" fo:line-height="100%"/>
    </style:style>
    <style:style style:name="P141" style:parent-style-name="Standarduser" style:family="paragraph">
      <style:paragraph-properties fo:margin-bottom="0in" fo:line-height="100%"/>
    </style:style>
    <style:style style:name="P142" style:parent-style-name="Standarduser" style:family="paragraph">
      <style:paragraph-properties fo:margin-bottom="0in" fo:line-height="100%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</style:style>
    <style:style style:name="P145" style:parent-style-name="Standarduser" style:family="paragraph">
      <style:paragraph-properties fo:margin-bottom="0in" fo:line-height="100%"/>
    </style:style>
    <style:style style:name="P146" style:parent-style-name="Standarduser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48" style:parent-style-name="Standarduser" style:family="paragraph">
      <style:paragraph-properties fo:margin-bottom="0in" fo:line-height="100%"/>
    </style:style>
    <style:style style:name="P149" style:parent-style-name="Standarduser" style:family="paragraph">
      <style:paragraph-properties fo:margin-bottom="0in" fo:line-height="100%"/>
    </style:style>
    <style:style style:name="P150" style:parent-style-name="Standarduser" style:family="paragraph">
      <style:paragraph-properties fo:margin-bottom="0in" fo:line-height="100%"/>
    </style:style>
    <style:style style:name="P151" style:parent-style-name="Standarduser" style:family="paragraph">
      <style:paragraph-properties fo:margin-bottom="0in" fo:line-height="100%"/>
    </style:style>
    <style:style style:name="P152" style:parent-style-name="Standarduser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84in" fo:padding-bottom="0in" fo:padding-right="0.075in"/>
    </style:style>
    <style:style style:name="P154" style:parent-style-name="Standarduser" style:family="paragraph">
      <style:paragraph-properties fo:margin-bottom="0in" fo:line-height="100%"/>
    </style:style>
    <style:style style:name="P155" style:parent-style-name="Standarduser" style:family="paragraph">
      <style:paragraph-properties fo:margin-bottom="0in" fo:line-height="100%"/>
    </style:style>
    <style:style style:name="P156" style:parent-style-name="Standarduser" style:family="paragraph">
      <style:paragraph-properties fo:margin-bottom="0in" fo:line-height="100%"/>
    </style:style>
    <style:style style:name="P157" style:parent-style-name="Standarduser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0" style:parent-style-name="Standarduser" style:family="paragraph">
      <style:paragraph-properties fo:margin-bottom="0in" fo:line-height="100%"/>
    </style:style>
    <style:style style:name="P161" style:parent-style-name="Standarduser" style:family="paragraph">
      <style:paragraph-properties fo:margin-bottom="0in" fo:line-height="100%"/>
    </style:style>
    <style:style style:name="P162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user" style:family="paragraph">
      <style:paragraph-properties fo:margin-bottom="0in" fo:line-height="100%"/>
    </style:style>
    <style:style style:name="P165" style:parent-style-name="Standarduser" style:family="paragraph">
      <style:paragraph-properties fo:margin-bottom="0in" fo:line-height="100%"/>
    </style:style>
    <style:style style:name="P166" style:parent-style-name="Standarduser" style:family="paragraph">
      <style:paragraph-properties fo:margin-bottom="0in" fo:line-height="100%"/>
    </style:style>
    <style:style style:name="P167" style:parent-style-name="Standarduser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user" style:family="paragraph">
      <style:paragraph-properties fo:margin-bottom="0in" fo:line-height="100%"/>
    </style:style>
    <style:style style:name="P170" style:parent-style-name="Standarduser" style:family="paragraph">
      <style:paragraph-properties fo:margin-bottom="0in" fo:line-height="100%"/>
    </style:style>
    <style:style style:name="P171" style:parent-style-name="Standarduser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Standarduser" style:family="paragraph">
      <style:paragraph-properties fo:margin-bottom="0in" fo:line-height="100%"/>
    </style:style>
    <style:style style:name="P174" style:parent-style-name="Standarduser" style:family="paragraph">
      <style:paragraph-properties fo:margin-bottom="0in" fo:line-height="100%"/>
    </style:style>
    <style:style style:name="T175" style:parent-style-name="Fuentedepárrafopredeter." style:family="text">
      <style:text-properties style:font-name="Wingdings" style:font-name-asian="Wingdings" style:font-name-complex="Wingdings"/>
    </style:style>
    <style:style style:name="P176" style:parent-style-name="Standarduser" style:family="paragraph">
      <style:paragraph-properties fo:margin-bottom="0in" fo:line-height="100%"/>
    </style:style>
    <style:style style:name="T177" style:parent-style-name="Fuentedepárrafopredeter." style:family="text">
      <style:text-properties style:font-name="Wingdings" style:font-name-asian="Wingdings" style:font-name-complex="Wingding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user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82" style:parent-style-name="Standarduser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84" style:parent-style-name="Standarduser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Standarduser" style:family="paragraph">
      <style:paragraph-properties fo:margin-bottom="0in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89" style:parent-style-name="Standarduser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1" style:parent-style-name="Standarduser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Standarduser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84in" fo:padding-bottom="0in" fo:padding-right="0.075in"/>
    </style:style>
    <style:style style:name="P195" style:parent-style-name="Standarduser" style:family="paragraph">
      <style:paragraph-properties fo:margin-bottom="0in"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98" style:parent-style-name="Standarduser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84in" fo:padding-bottom="0in" fo:padding-right="0.075in"/>
    </style:style>
    <style:style style:name="P200" style:parent-style-name="Standarduser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user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user" style:family="paragraph">
      <style:paragraph-properties fo:margin-bottom="0in" fo:line-height="100%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user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Standarduser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Standarduser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user" style:family="paragraph">
      <style:paragraph-properties fo:margin-bottom="0in" fo:line-height="100%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6" style:parent-style-name="Standarduser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P218" style:parent-style-name="Standarduser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user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2" style:parent-style-name="Standarduser" style:family="paragraph">
      <style:paragraph-properties fo:margin-bottom="0in" fo:line-height="10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user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Standarduser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user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31" style:parent-style-name="Standarduser" style:family="paragraph">
      <style:paragraph-properties fo:margin-bottom="0in" fo:line-height="100%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4" style:parent-style-name="Standarduser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36" style:parent-style-name="Standarduser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user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user" style:family="paragraph">
      <style:paragraph-properties fo:margin-bottom="0in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Standarduser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user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P247" style:parent-style-name="Standarduser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Standarduser" style:family="paragraph">
      <style:paragraph-properties fo:margin-bottom="0in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user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Standarduser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user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user" style:family="paragraph">
      <style:paragraph-properties fo:margin-bottom="0in" fo:line-height="100%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P261" style:parent-style-name="Standarduser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user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user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84in" fo:padding-bottom="0in" fo:padding-right="0.075in"/>
    </style:style>
    <style:style style:name="P267" style:parent-style-name="Standarduser" style:family="paragraph">
      <style:paragraph-properties fo:margin-bottom="0in" fo:line-height="100%"/>
    </style:style>
    <style:style style:name="TableRow268" style:family="table-row">
      <style:table-row-properties style:min-row-height="0.2027in" style:use-optimal-row-height="false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P270" style:parent-style-name="Standarduser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84in" fo:padding-bottom="0in" fo:padding-right="0.075in"/>
    </style:style>
    <style:style style:name="P272" style:parent-style-name="Standarduser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user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user" style:family="paragraph">
      <style:paragraph-properties fo:margin-bottom="0in"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P279" style:parent-style-name="Standarduser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P281" style:parent-style-name="Standarduser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P283" style:parent-style-name="Standarduser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user" style:family="paragraph">
      <style:paragraph-properties fo:margin-bottom="0in" fo:line-height="100%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user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Standarduser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Standarduser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" style:parent-style-name="Standarduser" style:family="paragraph">
      <style:paragraph-properties fo:margin-bottom="0in" fo:line-height="100%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user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user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P301" style:parent-style-name="Standarduser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user" style:family="paragraph">
      <style:paragraph-properties fo:margin-bottom="0in" fo:line-height="100%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Standarduser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P308" style:parent-style-name="Standarduser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user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user" style:family="paragraph">
      <style:paragraph-properties fo:margin-bottom="0in" fo:line-height="100%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in" fo:padding-left="0.0784in" fo:padding-bottom="0in" fo:padding-right="0.075in"/>
    </style:style>
    <style:style style:name="P315" style:parent-style-name="Standarduser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84in" fo:padding-bottom="0in" fo:padding-right="0.075in"/>
    </style:style>
    <style:style style:name="P317" style:parent-style-name="Standarduser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user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Standarduser" style:family="paragraph">
      <style:paragraph-properties fo:margin-bottom="0in" fo:line-height="100%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user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84in" fo:padding-bottom="0in" fo:padding-right="0.075in"/>
    </style:style>
    <style:style style:name="P326" style:parent-style-name="Standarduser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user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user" style:family="paragraph">
      <style:paragraph-properties fo:margin-bottom="0in" fo:line-height="100%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user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user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user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user" style:family="paragraph">
      <style:paragraph-properties fo:margin-bottom="0in" fo:line-height="100%"/>
    </style:style>
    <style:style style:name="P340" style:parent-style-name="Standarduser" style:family="paragraph">
      <style:text-properties fo:font-weight="bold" style:font-weight-asian="bold" fo:font-size="14pt" style:font-size-asian="14pt"/>
    </style:style>
    <style:style style:name="P341" style:parent-style-name="Standarduser" style:family="paragraph">
      <style:paragraph-properties fo:margin-top="0.1944in" fo:margin-bottom="0.1944in" fo:line-height="100%"/>
    </style:style>
    <style:style style:name="T3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4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4" style:parent-style-name="Standarduser" style:family="paragraph">
      <style:paragraph-properties fo:margin-top="0.1944in" fo:margin-bottom="0.1944in" fo:line-height="100%"/>
    </style:style>
    <style:style style:name="T34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46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8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2" style:parent-style-name="Standarduser" style:family="paragraph">
      <style:paragraph-properties fo:margin-bottom="0in" fo:line-height="100%"/>
    </style:style>
    <style:style style:name="T35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5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55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5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5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1" style:parent-style-name="Standarduser" style:family="paragraph">
      <style:paragraph-properties fo:margin-bottom="0in" fo:line-height="100%"/>
    </style:style>
    <style:style style:name="T362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6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5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6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67" style:parent-style-name="Standarduser" style:family="paragraph">
      <style:paragraph-properties fo:margin-top="0.1944in" fo:margin-bottom="0.1944in" fo:line-height="100%"/>
    </style:style>
    <style:style style:name="T368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36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0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1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7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8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9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0" style:parent-style-name="Standarduser" style:family="paragraph">
      <style:paragraph-properties fo:margin-bottom="0.1944in" fo:line-height="100%"/>
    </style:style>
    <style:style style:name="T38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list text:style-name="WWNum12">
        <text:list-item>
          <text:p text:style-name="P4">La Compañia <text:s text:c="3"/></text:p>
        </text:list-item>
      </text:list>
      <text:h text:style-name="Título1" text:outline-level="1">Miembros: (definitivo)</text:h>
      <text:p text:style-name="Párrafodelista">Youssef El Faqir El Rhazoui</text:p>
      <text:p text:style-name="Párrafodelista">Daniel Alfaro Miranda</text:p>
      <text:p text:style-name="Párrafodelista">Luis Pozas Palomo <text:s text:c="6"/></text:p>
      <text:p text:style-name="Párrafodelista">Mingyang Chen</text:p>
      <text:p text:style-name="Párrafodelista">….</text:p>
      <text:h text:style-name="Título1" text:outline-level="1">Problema elegido: <text:s/>(definitivo)</text:h>
      <text:p text:style-name="P5"/>
      <text:p text:style-name="Standarduser"><text:span text:style-name="T6">Nombre del problema:<text:s/></text:span><text:span text:style-name="T7">Gestión y administración de producciones de cine o teatro</text:span></text:p>
      <text:p text:style-name="Standarduser"/>
      <text:p text:style-name="Standarduser"><text:span text:style-name="T8">Descripción Breve (10 líneas):<text:s/></text:span><text:span text:style-name="T9">Buscamos elaborar un producto software con el que poder gestionar y administrar diferentes aspectos que involucran una producción d</text:span><text:span text:style-name="T10">e cine o teatro, como puede ser la organización del personal, actores involucrados, el catering que pueda haber, equipo de maquillaje, vestimenta disponible, carteles o trailers de las producciones o lugares de rodaje</text:span></text:p>
      <text:p text:style-name="P11"/>
      <text:p text:style-name="Standarduser"><text:span text:style-name="T12">Quien es tu cliente (a quien se lo ve</text:span><text:span text:style-name="T13">ndes):<text:s/></text:span><text:span text:style-name="T14">Buscamos vendérselo a productoras de cine o teatro.</text:span></text:p>
      <text:p text:style-name="Standarduser"/>
      <text:p text:style-name="Standarduser"><text:span text:style-name="T15">Qué fuentes sobre el dominio del problema has consultado o tienes planeado consultar?<text:s/></text:span><text:span text:style-name="T16">Dado que tenemos subsistemas muy diversos tenemos pensado buscar productos concretos para basar nuestro conoci</text:span><text:span text:style-name="T17">miento (e.g. basarnos en un producto que ya gestione caterings para dicho subsistema).</text:span></text:p>
      <text:p text:style-name="Standarduser"/>
      <text:p text:style-name="Standarduser"><text:span text:style-name="T18">Otros Proyectos existentes parecidos</text:span><text:span text:style-name="T19">:<text:s/></text:span><text:span text:style-name="T20">En base a la búsqueda de proyectos por subsistema algunos ejemplos son: MiceCathering, encargados en la reserva de lugares y organ</text:span><text:span text:style-name="T21">ización del cathering de eventos, o Espectalium agencia de contratación de artistas y famosos para eventos y acciones de marketing.</text:span></text:p>
      <text:p text:style-name="P22"/>
      <text:p text:style-name="Standarduser"><text:span text:style-name="T23">Actores Principales: <text:s/>Tipos de usuarios</text:span></text:p>
      <text:p text:style-name="P24">Productores, actores, publicistas, managers.</text:p>
      <text:p text:style-name="Standarduser"><text:span text:style-name="T25">Actores Secundarios (externos al<text:s/></text:span><text:span text:style-name="T26">Proyecto):</text:span></text:p>
      <text:p text:style-name="P27">Acceso a las bases de datos de por ejemplo, web de actores, lugares de rodaje, wikipedia para la información de las obras, una base de datos para bandas sonoras, o conexiones a servicios como Uber para el transporte.</text:p>
      <text:p text:style-name="Standarduser"><text:span text:style-name="T28">Glosario de tu Proyecto: Def</text:span><text:span text:style-name="T29">iniciones, acrónimos y abreviaturas</text:span></text:p>
      <text:p text:style-name="Standarduser"><text:s text:c="3"/>- Poner definiciones de los elementos que no es claro su significado</text:p>
      <text:p text:style-name="P30"/>
      <text:p text:style-name="P31"/>
      <text:p text:style-name="Standarduser"><text:span text:style-name="T32">Funciones <text:s/>Principales de Cada Subsistema y Alumno<text:s/></text:span><text:span text:style-name="T33">(</text:span><text:span text:style-name="T34"></text:span><text:span text:style-name="T35"><text:s/>Borrador)</text:span></text:p>
      <text:p text:style-name="P36"><text:s text:c="17"/>CRUD: Crear (dar de alta), Lectura (Listar) ,<text:s/>Actualizar, Borrar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Nombre Alumno Responsable +</text:p>
            <text:p text:style-name="P45">Nombre susbsistema</text:p>
          </table:table-cell>
          <table:table-cell table:style-name="TableCell46">
            <text:p text:style-name="P47">Actores</text:p>
          </table:table-cell>
          <table:table-cell table:style-name="TableCell48">
            <text:p text:style-name="P49">(IN) Datos Entrada</text:p>
            <text:p text:style-name="P50"/>
            <text:p text:style-name="P51"/>
            <text:p text:style-name="P52">(OUT) Datos Salida</text:p>
            <text:p text:style-name="P53">(resultados)</text:p>
          </table:table-cell>
          <table:table-cell table:style-name="TableCell54">
            <text:p text:style-name="P55">Descripción breve de:</text:p>
            <text:p text:style-name="P56">- qué se hace con los datos de entrada</text:p>
            <text:p text:style-name="P57">- para llegar a los datos de salida : (ver instrucciones)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  <text:p text:style-name="P63"><text:s/>UsuarioX</text:p>
            <text:p text:style-name="P64"/>
            <text:p text:style-name="P65">AlmacenBD</text:p>
          </table:table-cell>
          <table:table-cell table:style-name="TableCell66">
            <text:p text:style-name="P67">IN: Fichero <text:s/></text:p>
            <text:p text:style-name="P68"><text:s text:c="3"/>Bicicletas</text:p>
            <text:p text:style-name="P69">OUT: Listas según <text:s text:c="2"/></text:p>
            <text:p text:style-name="P70"><text:s text:c="2"/>restricciones</text:p>
          </table:table-cell>
          <table:table-cell table:style-name="TableCell71">
            <text:p text:style-name="P72">Hay varios tipos de informes:</text:p>
            <text:list text:style-name="WWNum13" text:continue-numbering="true">
              <text:list-item>
                <text:p text:style-name="P73">Lista completa de bicicletas</text:p>
              </text:list-item>
            </text:list>
            <text:p text:style-name="P74">Lista de bicicletas alquiladas: solo las marcadas</text:p>
            <text:p text:style-name="P75">Como alquiladas</text:p>
            <text:p text:style-name="P76">Lista de bicicletas deficitarias:<text:s/>aquellas cuya suma de alquileres es menor que 1000 euros</text:p>
          </table:table-cell>
        </table:table-row>
        <table:table-row table:style-name="TableRow77">
          <table:table-cell table:style-name="TableCell78">
            <text:p text:style-name="P79"/>
            <text:p text:style-name="P80">Youssef El Faqir El Rhazoui</text:p>
            <text:p text:style-name="P81"/>
            <text:p text:style-name="P82">Gestión de actores y películas en las que están participando</text:p>
          </table:table-cell>
          <table:table-cell table:style-name="TableCell83">
            <text:p text:style-name="P84"/>
            <text:p text:style-name="P85">Productores, Directores,</text:p>
            <text:p text:style-name="P86">Managers</text:p>
            <text:p text:style-name="P87"/>
            <text:p text:style-name="P88">AlmacenBD de actores y películas en curso</text:p>
          </table:table-cell>
          <table:table-cell table:style-name="TableCell89">
            <text:p text:style-name="P90"/>
            <text:p text:style-name="P91">IN: Fichero de<text:s/>actores o películas/obras de teatro</text:p>
            <text:p text:style-name="P92"/>
            <text:p text:style-name="P93">OUT: Lista de actores que participan en la obra, o lista de obras en las que trabaja el actor</text:p>
          </table:table-cell>
          <table:table-cell table:style-name="TableCell94">
            <text:p text:style-name="P95"/>
            <text:p text:style-name="P96">De actores → obras:</text:p>
            <text:list text:style-name="WWNum14" text:continue-numbering="true">
              <text:list-item>
                <text:p text:style-name="P97">Se recibe la lista de actores</text:p>
              </text:list-item>
              <text:list-item>
                <text:p text:style-name="P98">Se busca en el almacenBD la lista de obras (en curso) en las que participa<text:s/>cada actor.</text:p>
              </text:list-item>
              <text:list-item>
                <text:p text:style-name="P99">Se muestra de cada actor las obras en las que participa actualmente.</text:p>
              </text:list-item>
            </text:list>
            <text:p text:style-name="P100"/>
            <text:p text:style-name="P101">De obras → actores:</text:p>
            <text:list text:style-name="WWNum15" text:continue-numbering="true">
              <text:list-item>
                <text:p text:style-name="P102">Se recibe la lista de obras</text:p>
              </text:list-item>
              <text:list-item>
                <text:p text:style-name="P103">Se busca en el almacenBD la lista de actores que trabajan o trabajaron en esa obra.</text:p>
              </text:list-item>
              <text:list-item>
                <text:p text:style-name="P104">Se muestra por cada obra los<text:s/>actores participantes</text:p>
              </text:list-item>
            </text:list>
            <text:p text:style-name="P105"><text:s text:c="117"/></text:p>
            <text:p text:style-name="P106"><text:s text:c="116"/><text:s text:c="256"/><text:s text:c="17"/></text:p>
          </table:table-cell>
        </table:table-row>
        <table:table-row table:style-name="TableRow107">
          <table:table-cell table:style-name="TableCell108">
            <text:p text:style-name="P109"/>
            <text:p text:style-name="P110">Daniel Alfaro</text:p>
            <text:p text:style-name="P111">Miranda</text:p>
            <text:p text:style-name="P112"/>
            <text:p text:style-name="P113">Gestión de lugares de rodaje y actuación</text:p>
            <text:p text:style-name="P114"/>
          </table:table-cell>
          <table:table-cell table:style-name="TableCell115">
            <text:p text:style-name="P116"/>
            <text:p text:style-name="P117">Equipos de producción cinematográfica y organización teatral</text:p>
            <text:p text:style-name="P118"/>
            <text:p text:style-name="P119">Servicios públicos para la reserva y adecuación del lugar</text:p>
            <text:p text:style-name="P120"/>
            <text:p text:style-name="P121">AlmacenBD para las reservas en curso</text:p>
            <text:p text:style-name="P122"/>
          </table:table-cell>
          <table:table-cell table:style-name="TableCell123">
            <text:p text:style-name="P124"/>
            <text:p text:style-name="P125">IN:<text:s/>Solicitudes de reserva</text:p>
            <text:p text:style-name="P126"/>
            <text:p text:style-name="P127">OUT: Permisos de rodaje y actuación o sugerencias de lugares alternativos</text:p>
          </table:table-cell>
          <table:table-cell table:style-name="TableCell128">
            <text:p text:style-name="P129"/>
            <text:p text:style-name="P130">Solicitudes:</text:p>
            <text:list text:style-name="WWNum20" text:continue-numbering="true">
              <text:list-item>
                <text:p text:style-name="P131">Una vez recibida se buscan coincidencias de reserva en la BD para la fecha escogida.</text:p>
              </text:list-item>
              <text:list-item>
                <text:p text:style-name="P132">Si está disponible se notifica al cliente y se piden los permisos apropiados a la administración encargada de la gestión del lugar.</text:p>
              </text:list-item>
              <text:list-item>
                <text:p text:style-name="P133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eRow134">
          <table:table-cell table:style-name="TableCell135">
            <text:p text:style-name="P136">Luis Pozas Palomo</text:p>
            <text:p text:style-name="P137"/>
            <text:p text:style-name="P138">Gestión de Catering</text:p>
          </table:table-cell>
          <table:table-cell table:style-name="TableCell139">
            <text:p text:style-name="P140"/>
            <text:p text:style-name="P141">Actores,</text:p>
            <text:p text:style-name="P142">Productores.</text:p>
            <text:p text:style-name="P143"/>
            <text:p text:style-name="P144">AlmacenBD para los distintos tipos de menús.</text:p>
            <text:p text:style-name="P145"/>
            <text:p text:style-name="P146"/>
          </table:table-cell>
          <table:table-cell table:style-name="TableCell147">
            <text:p text:style-name="P148">IN: Consulta de platos.</text:p>
            <text:p text:style-name="P149"/>
            <text:p text:style-name="P150">OUT: Platos dependiendo del día de rodaje, según el gusto, etc. Y finalmente se crea el menú.</text:p>
            <text:p text:style-name="P151"><text:s text:c="28"/></text:p>
            <text:p text:style-name="P152"><text:s text:c="30"/></text:p>
          </table:table-cell>
          <table:table-cell table:style-name="TableCell153">
            <text:p text:style-name="P154"/>
            <text:list text:style-name="LFO23" text:continue-numbering="true">
              <text:list-item>
                <text:p text:style-name="P155"><text:s text:c="8"/>Cuando se haya realizado la consulta, se busca en la base de datos para ver si en ese día hay disponibles dichos platos.</text:p>
              </text:list-item>
              <text:list-item>
                <text:p text:style-name="P156"><text:s text:c="8"/>Una vez que hayamos visto si están a disposición, se crea<text:s/>un menú para la persona.</text:p>
              </text:list-item>
              <text:list-item>
                <text:p text:style-name="P157"><text:s text:c="8"/>Finalmente, devuelve el menú elegido junto con un justificante.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Ming Yang Chen</text:p>
            <text:p text:style-name="P161"/>
            <text:soft-page-break/>
            <text:p text:style-name="P162">Gestión de vestimenta</text:p>
          </table:table-cell>
          <table:table-cell table:style-name="TableCell163">
            <text:p text:style-name="P164">Productores<text:s/></text:p>
            <text:p text:style-name="P165"/>
            <text:p text:style-name="P166">AlmacenBD<text:s/></text:p>
            <text:soft-page-break/>
            <text:p text:style-name="P167">Descripción de cada vestimenta(código, material, estilo, época,coste,foto,utilización</text:p>
          </table:table-cell>
          <table:table-cell table:style-name="TableCell168">
            <text:p text:style-name="P169">IN:<text:s/>Diferente tipo de busquedas( por nombre<text:s/><text:soft-page-break/>de obra, por código de la ropa)</text:p>
            <text:p text:style-name="P170"/>
            <text:p text:style-name="P171">OUT: Información<text:s/>sobre dicha búsqueda.</text:p>
          </table:table-cell>
          <table:table-cell table:style-name="TableCell172">
            <text:p text:style-name="P173">Busqueda:</text:p>
            <text:list text:style-name="LFO28" text:continue-numbering="true">
              <text:list-item>
                <text:p text:style-name="P174"><text:s/>Busqueda por obra<text:span text:style-name="T175"></text:span>se busca en la BD dicho nombre de obra en caso de coincidencia<text:s/><text:s/>devuelve una lista de vestimenta utilizada en dicha obra con información sobre cada una de ella.</text:p>
              </text:list-item>
              <text:list-item>
                <text:p text:style-name="P176">Busqueda por código<text:span text:style-name="T177"></text:span><text:s/>sería el mismo proceso pero mostrando solamente la información de la ropa correspondiente a ese código .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Standarduser">(VER INSTRUCCIONES EN PAG. SIGUIENTE)</text:p>
      <text:p text:style-name="P340">======================== INSTRUCCIONES =========================</text:p>
      <text:p text:style-name="P341"><text:span text:style-name="T342">Problema elegido</text:span><text:span text:style-name="T343">: Nombre del problema, el del proyecto</text:span></text:p>
      <text:p text:style-name="P344"><text:span text:style-name="T345">(</text:span><text:span text:style-name="T346">esto un Borrador inicial: Todo, excepto el Tema y los Miembros se puede modificar más adelante</text:span><text:span text:style-name="T347">)</text:span></text:p>
      <text:list text:style-name="WWNum16">
        <text:list-item>
          <text:p text:style-name="P348">Descripción</text:p>
        </text:list-item>
      </text:list>
      <text:p text:style-name="P349">Diez líneas resumen del<text:s/>própósito del proyecto.</text:p>
      <text:p text:style-name="P350">Quien es tu cliente (a quien se lo vendes): Para orientar todas las decisiones a las características del cliente.</text:p>
      <text:p text:style-name="P351">Qué fuentes sobre el dominio del problema has consultado o piensas consultar?</text:p>
      <text:p text:style-name="P352"><text:span text:style-name="T353">Lista de fuentes para documentarte (escr</text:span><text:span text:style-name="T354">ibir las Referencias<text:s/></text:span><text:span text:style-name="T355">concretas</text:span><text:span text:style-name="T356">): persona experta, libros, web, otras aplicaciones del tema, etc.</text:span></text:p>
      <text:p text:style-name="P357">Otros Proyectos existentes parecidos:</text:p>
      <text:p text:style-name="P358">Qué ventajas, en qué va a mejorar esos proyectos:</text:p>
      <text:p text:style-name="P359">qué es mejor en tu proyecto?</text:p>
      <text:p text:style-name="P360">Actores (importante desde el<text:s/>principio)</text:p>
      <text:p text:style-name="P361"><text:span text:style-name="T362">Tipos</text:span><text:span text:style-name="T363"><text:s/>de usuarios dentro de la aplicación (aunque, en nuestro caso los use una sola persona).</text:span></text:p>
      <text:p text:style-name="P364">Externos: BD, WEB, Móvil, etc.</text:p>
      <text:soft-page-break/>
      <text:p text:style-name="P365">Escribe el nombre y dos líneas para decir en qué funciones participa cada uno. (importante desde el principio)</text:p>
      <text:p text:style-name="P366">– Funciones Principales de tu dominio (o problema)</text:p>
      <text:list text:style-name="WWNum17">
        <text:list-item>
          <text:p text:style-name="P367"><text:span text:style-name="T368">NO incluyas estas funciones</text:span><text:span text:style-name="T369">: Login, gestión de usuarios, interfaz gráfica GUI, accesos a BD.</text:span></text:p>
        </text:list-item>
      </text:list>
      <text:p text:style-name="P370">– Escribe para las funciones de cada subsistema:</text:p>
      <text:list text:style-name="WWNum18">
        <text:list-item>
          <text:p text:style-name="P371">El Alumno responsable de la función</text:p>
        </text:list-item>
      </text:list>
      <text:p text:style-name="P372">el nombre de la Función</text:p>
      <text:p text:style-name="P373">Los actores<text:s/>implicados</text:p>
      <text:p text:style-name="P374">y dos líneas para decir qué realiza:</text:p>
      <text:p text:style-name="P375">Datos de entrada</text:p>
      <text:p text:style-name="P376">Resultados obtenido</text:p>
      <text:p text:style-name="P377">Proceso: Qué hace tu función para obtener los Resultados desde los datos de entrada.</text:p>
      <text:p text:style-name="P378">INFORMACION: Un Subsistema Inicial es</text:p>
      <text:list text:style-name="WWNum19">
        <text:list-item>
          <text:p text:style-name="P379">Conjunto de funciones con sentido propio sobre el tema escogido.</text:p>
        </text:list-item>
      </text:list>
      <text:p text:style-name="P380"><text:span text:style-name="T381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Times New Roman"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5" style:display-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Local</meta:initial-creator>
    <dc:creator>MingYang Chen</dc:creator>
    <meta:creation-date>2018-09-26T20:00:00Z</meta:creation-date>
    <dc:date>2018-09-27T16:07:00Z</dc:date>
    <meta:print-date>2017-10-03T16:05:00Z</meta:print-date>
    <meta:template xlink:href="Normal" xlink:type="simple"/>
    <meta:editing-cycles>2</meta:editing-cycles>
    <meta:editing-duration>PT456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4" meta:word-count="1135" meta:character-count="7367" meta:row-count="52" meta:non-whitespace-character-count="6246"/>
  </office:meta>
</office:document-meta>
</file>